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font-size="60pt" style:font-size-asian="60pt" style:font-size-complex="60pt"/>
    </style:style>
    <style:style style:name="P2" style:family="paragraph">
      <style:paragraph-properties fo:margin-left="0cm" fo:margin-right="0cm" fo:text-align="center" fo:text-indent="0cm"/>
      <style:text-properties fo:color="#ffffff" fo:font-family="'Times New Roman'" style:font-family-generic="roman" style:font-pitch="variable" fo:font-size="60pt" fo:font-weight="bold" style:font-size-asian="60pt" style:font-size-complex="60pt"/>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align="center" fo:text-indent="0cm"/>
      <style:text-properties fo:font-size="58pt" style:font-size-asian="58pt" style:font-size-complex="58pt"/>
    </style:style>
    <style:style style:name="P5" style:family="paragraph">
      <style:paragraph-properties fo:margin-left="0cm" fo:margin-right="0cm" fo:text-align="center" fo:text-indent="0cm"/>
      <style:text-properties fo:color="#ffffff" fo:font-family="'Times New Roman'" style:font-family-generic="roman" style:font-pitch="variable" fo:font-size="58pt" fo:font-weight="bold" style:font-size-asian="58pt" style:font-size-complex="58pt"/>
    </style:style>
    <style:style style:name="T1" style:family="text">
      <style:text-properties fo:color="#ffffff" fo:font-family="'Arial Black'" style:font-family-generic="swiss" style:font-pitch="variable" fo:font-size="60pt"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19">
        <office:forms form:automatic-focus="false" form:apply-design-mode="false"/>
        <draw:frame presentation:style-name="pr1" draw:text-style-name="P5" draw:layer="layout" svg:width="28cm" svg:height="21cm" svg:x="-0.001cm" svg:y="-0.001cm" presentation:class="title" presentation:user-transformed="true">
          <draw:text-box>
            <text:p text:style-name="P4"><text:span text:style-name="T1">1. Światło Twe zwycięża mrok.</text:span><text:span text:style-name="T1"><text:line-break/></text:span><text:span text:style-name="T1">Leczysz rany naszych</text:span><text:span text:style-name="T1"><text:line-break/></text:span><text:span text:style-name="T1">serc. Wszystkie smutne</text:span><text:span text:style-name="T1"><text:line-break/></text:span><text:span text:style-name="T1">nasze dni</text:span><text:span text:style-name="T1"><text:line-break/></text:span><text:span text:style-name="T1">W radość wieczną</text:span><text:span text:style-name="T1"><text:line-break/></text:span><text:span text:style-name="T1">zmieniasz dziś!</text:span></text:p>
          </draw:text-box>
        </draw:frame>
        <presentation:notes draw:style-name="dp2">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19">
        <draw:frame presentation:style-name="pr1" draw:text-style-name="P5" draw:layer="layout" svg:width="28cm" svg:height="21cm" svg:x="0cm" svg:y="0cm" presentation:class="title" presentation:user-transformed="true">
          <draw:text-box>
            <text:p text:style-name="P4"><text:span text:style-name="T1">2. Wyzwoliłeś przez</text:span><text:span text:style-name="T1"><text:line-break/></text:span><text:span text:style-name="T1">Twój Krzyż, z grzechu,</text:span><text:span text:style-name="T1"><text:line-break/></text:span><text:span text:style-name="T1">śmierci, mocy złych.</text:span><text:span text:style-name="T1"><text:line-break/></text:span><text:span text:style-name="T1">Ocaliłeś</text:span><text:span text:style-name="T1"><text:line-break/></text:span><text:span text:style-name="T1">wszystkich nas,</text:span><text:span text:style-name="T1"><text:line-break/></text:span><text:span text:style-name="T1">Twoją chwałę</text:span><text:span text:style-name="T1"><text:line-break/></text:span><text:span text:style-name="T1">głosić czas!</text:span></text:p>
          </draw:text-box>
        </draw:frame>
        <presentation:notes draw:style-name="dp2">
          <draw:page-thumbnail draw:style-name="gr1" draw:layer="layout" svg:width="13.586cm" svg:height="11.136cm" svg:x="3.705cm" svg:y="2.256cm" draw:page-number="4"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5"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19">
        <draw:frame presentation:style-name="pr1" draw:text-style-name="P5" draw:layer="layout" svg:width="28cm" svg:height="21cm" svg:x="0cm" svg:y="0cm" presentation:class="title" presentation:user-transformed="true">
          <draw:text-box>
            <text:p text:style-name="P4"><text:span text:style-name="T1">3. Ducha Swego</text:span><text:span text:style-name="T1"><text:line-break/></text:span><text:span text:style-name="T1">dajesz nam</text:span><text:span text:style-name="T1"><text:line-break/></text:span><text:span text:style-name="T1">Byśmy byli tak, jak Ty.</text:span><text:span text:style-name="T1"><text:line-break/></text:span><text:span text:style-name="T1">On wysyła dzisiaj nas</text:span><text:span text:style-name="T1"><text:line-break/></text:span><text:span text:style-name="T1">Twoją Chwałę</text:span><text:span text:style-name="T1"><text:line-break/></text:span><text:span text:style-name="T1">głosić czas!</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7"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5-12T18:45:16</meta:creation-date>
    <dc:date>2013-06-04T18:56:57.58</dc:date>
    <dc:language>en-US</dc:language>
    <meta:editing-cycles>15</meta:editing-cycles>
    <meta:editing-duration>PT50M33S</meta:editing-duration>
    <meta:document-statistic meta:object-count="36"/>
    <meta:user-defined meta:name="Info 1"/>
    <meta:user-defined meta:name="Info 2"/>
    <meta:user-defined meta:name="Info 3"/>
    <meta:user-defined meta:name="Info 4"/>
  </office:meta>
</office:document-meta>
</file>